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_1">
      <text:list-level-style-bullet text:level="1" text:style-name="WW_CharLFO8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ocumenttitlemidgreen" style:master-page-name="MPF0" style:family="paragraph">
      <style:paragraph-properties fo:break-before="page"/>
    </style:style>
    <style:style style:name="TableColumn11" style:family="table-column">
      <style:table-column-properties style:column-width="5.4333in"/>
    </style:style>
    <style:style style:name="TableColumn12" style:family="table-column">
      <style:table-column-properties style:column-width="1.8062in"/>
    </style:style>
    <style:style style:name="Table10" style:family="table">
      <style:table-properties style:width="7.2395in" fo:margin-left="0in" table:align="left"/>
    </style:style>
    <style:style style:name="TableRow13" style:family="table-row">
      <style:table-row-properties style:row-height="0.3937in"/>
    </style:style>
    <style:style style:name="TableCell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16" style:parent-style-name="DefaultParagraphFont" style:family="text">
      <style:text-properties style:font-name-asian="Arial"/>
    </style:style>
    <style:style style:name="P17" style:parent-style-name="Maintextblack" style:family="paragraph"/>
    <style:style style:name="P18" style:parent-style-name="Maintextblack" style:family="paragraph"/>
    <style:style style:name="P19" style:parent-style-name="Maintextblack" style:family="paragraph"/>
    <style:style style:name="P20" style:parent-style-name="Maintextblack" style:family="paragraph"/>
    <style:style style:name="P21" style:parent-style-name="Normal" style:family="paragraph">
      <style:paragraph-properties fo:margin-bottom="0in"/>
    </style:style>
    <style:style style:name="P22" style:parent-style-name="Mainheading" style:family="paragraph">
      <style:paragraph-properties fo:break-before="page"/>
    </style:style>
    <style:style style:name="TableColumn24" style:family="table-column">
      <style:table-column-properties style:column-width="2.552in" style:use-optimal-column-width="false"/>
    </style:style>
    <style:style style:name="TableColumn25" style:family="table-column">
      <style:table-column-properties style:column-width="4.6736in" style:use-optimal-column-width="false"/>
    </style:style>
    <style:style style:name="Table23" style:family="table">
      <style:table-properties style:width="7.2256in" style:rel-width="100%" fo:margin-left="0in" table:align="left"/>
    </style:style>
    <style:style style:name="TableRow26" style:family="table-row">
      <style:table-row-properties style:min-row-height="0.2847in" style:use-optimal-row-height="false"/>
    </style:style>
    <style:style style:name="TableCell27" style:family="table-cell">
      <style:table-cell-properties fo:border="0.0138in solid #6E942C" fo:background-color="#6E942C" style:writing-mode="lr-tb" fo:padding-top="0in" fo:padding-left="0in" fo:padding-bottom="0in" fo:padding-right="0in" fo:wrap-option="no-wrap">
        <style:background-fill draw:fill="solid" draw:fill-color="#6E942C"/>
      </style:table-cell-properties>
    </style:style>
    <style:style style:name="P28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 fo:color="#FFFFFF"/>
    </style:style>
    <style:style style:name="TableCell29" style:family="table-cell">
      <style:table-cell-properties fo:border="0.0138in solid #6E942C" fo:background-color="#6E942C" style:writing-mode="lr-tb" fo:padding-top="0in" fo:padding-left="0in" fo:padding-bottom="0in" fo:padding-right="0in" fo:wrap-option="no-wrap">
        <style:background-fill draw:fill="solid" draw:fill-color="#6E942C"/>
      </style:table-cell-properties>
    </style:style>
    <style:style style:name="P30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 fo:color="#FFFFFF"/>
    </style:style>
    <style:style style:name="TableRow31" style:family="table-row">
      <style:table-row-properties style:min-row-height="0.2847in" style:use-optimal-row-height="false"/>
    </style:style>
    <style:style style:name="TableCell32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33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34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35" style:parent-style-name="Normal" style:family="paragraph">
      <style:paragraph-properties fo:margin-left="0.059in" fo:margin-right="0.059in">
        <style:tab-stops/>
      </style:paragraph-properties>
    </style:style>
    <style:style style:name="TableRow36" style:family="table-row">
      <style:table-row-properties style:min-row-height="0.2847in" style:use-optimal-row-height="false"/>
    </style:style>
    <style:style style:name="TableCell37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38" style:parent-style-name="Maintextblack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39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0" style:parent-style-name="Normal" style:family="paragraph">
      <style:paragraph-properties fo:margin-left="0.059in" fo:margin-right="0.059in">
        <style:tab-stops/>
      </style:paragraph-properties>
    </style:style>
    <style:style style:name="TableRow41" style:family="table-row">
      <style:table-row-properties style:min-row-height="0.2847in" style:use-optimal-row-height="false"/>
    </style:style>
    <style:style style:name="TableCell42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3" style:parent-style-name="Normal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44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5" style:parent-style-name="Normal" style:family="paragraph">
      <style:paragraph-properties fo:margin-left="0.059in" fo:margin-right="0.059in">
        <style:tab-stops/>
      </style:paragraph-properties>
    </style:style>
    <style:style style:name="TableRow46" style:family="table-row">
      <style:table-row-properties style:min-row-height="0.2847in" style:use-optimal-row-height="false"/>
    </style:style>
    <style:style style:name="TableCell47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48" style:parent-style-name="Normal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49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50" style:parent-style-name="Normal" style:family="paragraph">
      <style:paragraph-properties fo:margin-left="0.059in" fo:margin-right="0.059in">
        <style:tab-stops/>
      </style:paragraph-properties>
    </style:style>
    <style:style style:name="TableRow51" style:family="table-row">
      <style:table-row-properties style:min-row-height="0.2847in" style:use-optimal-row-height="false"/>
    </style:style>
    <style:style style:name="TableCell52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53" style:parent-style-name="Normal" style:family="paragraph">
      <style:paragraph-properties fo:margin-left="0.059in" fo:margin-right="0.059in">
        <style:tab-stops/>
      </style:paragraph-properties>
      <style:text-properties fo:font-weight="bold" style:font-weight-asian="bold"/>
    </style:style>
    <style:style style:name="TableCell54" style:family="table-cell">
      <style:table-cell-properties fo:border="0.0138in solid #6E942C" style:writing-mode="lr-tb" fo:padding-top="0in" fo:padding-left="0in" fo:padding-bottom="0in" fo:padding-right="0in" fo:wrap-option="no-wrap"/>
    </style:style>
    <style:style style:name="P55" style:parent-style-name="Normal" style:family="paragraph">
      <style:paragraph-properties fo:margin-left="0.059in" fo:margin-right="0.059in">
        <style:tab-stops/>
      </style:paragraph-properties>
    </style:style>
    <style:style style:family="graphic" style:name="a7" style:parent-style-name="Graphics">
      <style:graphic-properties fo:wrap-option="wrap" fo:border="0.03472in solid #6e942c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Dataset Documentation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DocumentDescription">Historic Flood Warnings</text:p>
          </table:table-cell>
          <table:table-cell table:style-name="TableCell15">
            <text:p text:style-name="Dateorreference"><text:span text:style-name="T16">July 2025</text:span></text:p>
          </table:table-cell>
        </table:table-row>
      </table:table>
      <text:p text:style-name="Introductiontext"/>
      <text:p text:style-name="Introductiontext">This document will help you understand and use Historic Flood Warnings dataset.</text:p>
      <text:p text:style-name="Mainheading">Dataset description</text:p>
      <text:p text:style-name="Maintextblack">This dataset lists the Severe Flood Warnings, Flood Warnings and Flood<text:s/>Alerts issued from the flood warning service since it went live on January 26th 2006 to the present. This dataset includes flood warnings issued by the Environment Agency for England.</text:p>
      <text:p text:style-name="Secondheading">Update frequency</text:p>
      <text:p text:style-name="Normal">This data is supplied quarterly during the following months: April, July, October, and January.</text:p>
      <text:p text:style-name="Secondheading">Related datasets</text:p>
      <text:p text:style-name="Maintextblack">- Live Flood Warning API</text:p>
      <text:p text:style-name="Maintextblack">- Flood warning system registration figures</text:p>
      <text:p text:style-name="Maintextblack">- Flood Alert areas</text:p>
      <text:p text:style-name="Maintextblack">- Flood Warning Areas</text:p>
      <text:p text:style-name="Mainheading">Common questions &amp; known issues</text:p>
      <text:p text:style-name="Maintextblack">Flood warnings are issued for flooding from rivers and the sea and, for a limited number of locations, for groundwater flooding. There are three flood warning codes and a notification when warnings are removed. These are:</text:p>
      <text:list text:style-name="LFO8_1" text:continue-numbering="true">
        <text:list-item>
          <text:p text:style-name="P17">Severe Flood Warning: Severe flooding. Danger to life.</text:p>
        </text:list-item>
        <text:list-item>
          <text:p text:style-name="P18">Flood Warning: Flooding is expected. Immediate action required.</text:p>
        </text:list-item>
        <text:list-item>
          <text:p text:style-name="P19">Flood Alert: Flooding is possible. Be prepared.</text:p>
        </text:list-item>
        <text:list-item>
          <text:p text:style-name="P20">Warning no longer in force: Flood warnings and flood alerts that have been removed in the last 24 hours</text:p>
        </text:list-item>
      </text:list>
      <text:p text:style-name="Maintextblack">Prior to 2010 flood alert messages were named Flood Watch messages.</text:p>
      <text:p text:style-name="Maintextblack">Target Areas represent geographic areas of land.</text:p>
      <text:p text:style-name="Maintextblack">Update Flood Alert, Update Flood Warning and Update Severe Flood Warning messages are used to update customers on ongoing flood events.</text:p>
      <text:p text:style-name="Maintextblack">Registration to receive messages from Flood Alert Target Areas is optional and is chosen by the customer when registering.<text:s/></text:p>
      <text:p text:style-name="P21"><draw:frame draw:z-index="251662336" draw:id="id2" draw:style-name="a7" draw:name="Text Box 4" text:anchor-type="paragraph" svg:x="0.02153in" svg:y="0.0625in" svg:width="7.22153in" svg:height="0.56528in" style:rel-width="scale" style:rel-height="scale"><draw:text-box><text:p text:style-name="Normal">Note: We do our best to avoid quality problems but this dataset reflects the data we hold. Our datasets may contain errors.</text:p></draw:text-box><svg:title/><svg:desc/></draw:frame></text:p>
      <text:soft-page-break/>
      <text:p text:style-name="P22">Dataset content</text:p>
      <text:p text:style-name="Secondheading">Historic Flood Warnings</text:p>
      <text:p text:style-name="Normal">Unique keys: CODE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Field name</text:p>
          </table:table-cell>
          <table:table-cell table:style-name="TableCell29">
            <text:p text:style-name="P30">Description</text:p>
          </table:table-cell>
        </table:table-row>
        <table:table-row table:style-name="TableRow31">
          <table:table-cell table:style-name="TableCell32">
            <text:p text:style-name="P33">DATE</text:p>
          </table:table-cell>
          <table:table-cell table:style-name="TableCell34">
            <text:p text:style-name="P35">Shows the date and time that the warning was issued from the flood warning system</text:p>
          </table:table-cell>
        </table:table-row>
        <table:table-row table:style-name="TableRow36">
          <table:table-cell table:style-name="TableCell37">
            <text:p text:style-name="P38">AREA</text:p>
          </table:table-cell>
          <table:table-cell table:style-name="TableCell39">
            <text:p text:style-name="P40">Shows the Environment Agency operational Area that issued the warning message</text:p>
          </table:table-cell>
        </table:table-row>
        <table:table-row table:style-name="TableRow41">
          <table:table-cell table:style-name="TableCell42">
            <text:p text:style-name="P43">CODE</text:p>
          </table:table-cell>
          <table:table-cell table:style-name="TableCell44">
            <text:p text:style-name="P45">The Target Area code for the flood warning or flood alert area</text:p>
          </table:table-cell>
        </table:table-row>
        <table:table-row table:style-name="TableRow46">
          <table:table-cell table:style-name="TableCell47">
            <text:p text:style-name="P48">WARNING / ALERT AREA NAME</text:p>
          </table:table-cell>
          <table:table-cell table:style-name="TableCell49">
            <text:p text:style-name="P50">The Target Area name for the flood warning or flood alert area</text:p>
          </table:table-cell>
        </table:table-row>
        <table:table-row table:style-name="TableRow51">
          <table:table-cell table:style-name="TableCell52">
            <text:p text:style-name="P53">TYPE</text:p>
          </table:table-cell>
          <table:table-cell table:style-name="TableCell54">
            <text:p text:style-name="P55">The severity of the flood warning message sent</text:p>
          </table:table-cell>
        </table:table-row>
      </table:table>
      <text:p text:style-name="Maintextblack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2" style:display-name="Heading 2" style:family="paragraph" style:next-style-name="Normal" style:default-outline-level="2">
      <style:paragraph-properties fo:keep-with-next="always" fo:margin-top="0.1666in" fo:margin-bottom="0.25in" fo:margin-left="1.1812in" fo:margin-right="1.1812in">
        <style:tab-stops/>
      </style:paragraph-properties>
      <style:text-properties style:font-name="Times New Roman" style:font-name-asian="Times New Roman" style:font-weight-complex="bold" style:font-style-complex="italic" fo:color="#034B89" fo:font-size="14pt" style:font-size-asian="14pt" style:font-size-complex="14pt" style:language-asian="en" style:country-asian="US" fo:hyphenate="false"/>
    </style:style>
    <style:style style:name="Normal" style:display-name="Normal" style:family="paragraph">
      <style:paragraph-properties fo:margin-bottom="0.0833in"/>
      <style:text-properties style:font-name-complex="Calibri" fo:font-size="11pt" style:font-size-asian="11pt" style:font-size-complex="11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weight-complex="bold" style:font-style-complex="italic" fo:color="#034B89" fo:font-size="14pt" style:font-size-asian="14pt" style:font-size-complex="14pt" fo:language="en" fo:country="GB" style:language-asian="en" style:country-asian="US" style:language-complex="ar" style:country-complex="SA"/>
    </style:style>
    <style:style style:name="Documenttitlemidgreen" style:display-name="Document title (mid green)" style:family="paragraph">
      <style:paragraph-properties fo:margin-bottom="0.0694in" fo:margin-left="-0.118in">
        <style:tab-stops/>
      </style:paragraph-properties>
      <style:text-properties style:font-name-asian="Times New Roman" fo:font-weight="bold" style:font-weight-asian="bold" style:font-weight-complex="bold" fo:color="#6E942C" style:letter-kerning="true" fo:font-size="24pt" style:font-size-asian="24pt" style:language-asian="en" style:country-asian="US" fo:hyphenate="false"/>
    </style:style>
    <style:style style:name="Documenttitledarkgreen" style:display-name="Document title (dark green)" style:family="paragraph">
      <style:paragraph-properties fo:margin-bottom="0.0694in" fo:margin-left="-0.118in">
        <style:tab-stops/>
      </style:paragraph-properties>
      <style:text-properties style:font-name-asian="Times New Roman" fo:font-weight="bold" style:font-weight-asian="bold" style:font-weight-complex="bold" fo:color="#455A21" style:letter-kerning="true" fo:font-size="24pt" style:font-size-asian="24pt" style:language-asian="en" style:country-asian="US" fo:hyphenate="false"/>
    </style:style>
    <style:style style:name="Mainheading" style:display-name="Main heading" style:family="paragraph">
      <style:paragraph-properties fo:margin-top="0.25in" fo:margin-bottom="0.0833in"/>
      <style:text-properties fo:font-weight="bold" style:font-weight-asian="bold" fo:color="#6E942C" fo:font-size="18pt" style:font-size-asian="18pt" style:font-size-complex="11pt" style:language-asian="en" style:country-asian="US" fo:hyphenate="false"/>
    </style:style>
    <style:style style:name="Secondheading" style:display-name="Second heading" style:family="paragraph">
      <style:paragraph-properties fo:margin-top="0.1666in" fo:margin-bottom="0.0277in"/>
      <style:text-properties fo:font-weight="bold" style:font-weight-asian="bold" fo:color="#455A21" fo:font-size="16pt" style:font-size-asian="16pt" style:font-size-complex="11pt" style:language-asian="en" style:country-asian="US" fo:hyphenate="false"/>
    </style:style>
    <style:style style:name="DocumentDescription" style:display-name="Document Description" style:family="paragraph">
      <style:text-properties fo:font-weight="bold" style:font-weight-asian="bold" fo:color="#455A21" fo:font-size="16pt" style:font-size-asian="16pt" style:font-size-complex="11pt" style:language-asian="en" style:country-asian="US" fo:hyphenate="false"/>
    </style:style>
    <style:style style:name="Dateorreference" style:display-name="Date or reference" style:family="paragraph">
      <style:paragraph-properties fo:text-align="end"/>
      <style:text-properties style:font-name-asian="Times New Roman" style:font-weight-complex="bold" fo:color="#455A21" style:language-asian="en" style:country-asian="US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Introductiontext" style:display-name="Introduction text" style:family="paragraph" style:auto-update="true">
      <style:text-properties style:font-name-asian="Times New Roman" style:font-name-complex="Arial" fo:font-weight="bold" style:font-weight-asian="bold" fo:color="#455A21" fo:font-size="14pt" style:font-size-asian="14pt" style:font-size-complex="14pt" fo:hyphenate="false"/>
    </style:style>
    <style:style style:name="Pullquotedarkgreen" style:display-name="Pullquote dark green" style:family="paragraph">
      <style:paragraph-properties fo:margin-top="0.1666in" fo:margin-bottom="0.25in" fo:margin-left="1.1812in" fo:margin-right="1.1812in">
        <style:tab-stops/>
      </style:paragraph-properties>
      <style:text-properties style:font-name="Times New Roman" fo:color="#455A21" fo:font-size="16pt" style:font-size-asian="16pt" style:font-size-complex="11pt" style:language-asian="en" style:country-asian="US" fo:hyphenate="false"/>
    </style:style>
    <style:style style:name="Pullquotemidgreen" style:display-name="Pullquote mid green" style:family="paragraph">
      <style:paragraph-properties fo:margin-top="0.1666in" fo:margin-bottom="0.25in" fo:margin-left="1.1812in" fo:margin-right="1.1812in">
        <style:tab-stops/>
      </style:paragraph-properties>
      <style:text-properties style:font-name="Times New Roman" fo:color="#6E942C" fo:font-size="16pt" style:font-size-asian="16pt" style:font-size-complex="11pt" style:language-asian="en" style:country-asian="US" fo:hyphenate="false"/>
    </style:style>
    <style:style style:name="Maintextblack" style:display-name="Main text black" style:family="paragraph" style:parent-style-name="Normal">
      <style:text-properties style:language-asian="en" style:country-asian="US" fo:hyphenate="false"/>
    </style:style>
    <style:style style:name="Maintextgreen" style:display-name="Main text green" style:family="paragraph" style:parent-style-name="Normal">
      <style:text-properties fo:color="#455A21" style:language-asian="en" style:country-asian="US" fo:hyphenate="false"/>
    </style:style>
    <style:style style:name="Bulletnumbered" style:display-name="Bullet numbered" style:family="paragraph" style:parent-style-name="Maintextblack" style:list-style-name="LFO4">
      <style:paragraph-properties fo:margin-bottom="0.0555in"/>
      <style:text-properties fo:hyphenate="false"/>
    </style:style>
    <style:style style:name="Bulletnumberedgreen" style:display-name="Bullet numbered green" style:family="paragraph" style:parent-style-name="Maintextblack" style:list-style-name="LFO5">
      <style:paragraph-properties fo:margin-bottom="0.0555in"/>
      <style:text-properties fo:color="#455A21" fo:hyphenate="false"/>
    </style:style>
    <style:style style:name="Bulletroundblack" style:display-name="Bullet round black" style:family="paragraph" style:parent-style-name="Normal" style:list-style-name="LFO8">
      <style:paragraph-properties fo:margin-bottom="0.0555in"/>
      <style:text-properties style:language-asian="en" style:country-asian="US" fo:hyphenate="false"/>
    </style:style>
    <style:style style:name="Bulletroundgreen" style:display-name="Bullet round green" style:family="paragraph" style:list-style-name="LFO9">
      <style:paragraph-properties fo:margin-bottom="0.0555in"/>
      <style:text-properties fo:color="#455A21" fo:font-size="11pt" style:font-size-asian="11pt" style:font-size-complex="11pt" style:language-asian="en" style:country-asian="US" fo:hyphenate="false"/>
    </style:style>
    <style:style style:name="Boldtextgreen" style:display-name="Bold text green" style:family="text" style:parent-style-name="DefaultParagraphFont">
      <style:text-properties fo:font-weight="bold" style:font-weight-asian="bold" fo:color="#455A21"/>
    </style:style>
    <style:style style:name="Italicgreen" style:display-name="Italic green" style:family="text" style:parent-style-name="DefaultParagraphFont">
      <style:text-properties fo:font-style="italic" style:font-style-asian="italic" fo:color="#455A21"/>
    </style:style>
    <style:style style:name="Italicblack" style:display-name="Italic black" style:family="text" style:parent-style-name="DefaultParagraphFont">
      <style:text-properties fo:font-style="italic" style:font-style-asian="italic"/>
    </style:style>
    <style:style style:name="Subscript" style:display-name="Subscript" style:family="text" style:parent-style-name="DefaultParagraphFont">
      <style:text-properties style:text-position="sub 65%"/>
    </style:style>
    <style:style style:name="Superscript" style:display-name="Superscript" style:family="text" style:parent-style-name="DefaultParagraphFont">
      <style:text-properties style:text-position="super 65%"/>
    </style:style>
    <style:style style:name="Hyperlink" style:display-name="Hyperlink" style:family="text" style:parent-style-name="DefaultParagraphFont">
      <style:text-properties fo:color="#0177BA" style:text-underline-type="single" style:text-underline-style="solid" style:text-underline-width="auto" style:text-underline-mode="continuous" style:text-underline-color="font-color"/>
    </style:style>
    <style:style style:name="Numberedsecondheading" style:display-name="Numbered second heading" style:family="paragraph">
      <style:paragraph-properties fo:margin-top="0.1666in" fo:margin-bottom="0.0277in"/>
      <style:text-properties fo:font-weight="bold" style:font-weight-asian="bold" fo:color="#455A21" fo:font-size="16pt" style:font-size-asian="16pt" style:font-size-complex="11pt" style:language-asian="en" style:country-asian="US" fo:hyphenate="false"/>
    </style:style>
    <style:style style:name="Numberedheading" style:display-name="Numbered heading" style:family="paragraph" style:list-style-name="MULTILEVELHEADINGS">
      <style:paragraph-properties fo:margin-top="0.25in" fo:margin-bottom="0.0833in"/>
      <style:text-properties fo:color="#6E942C" fo:font-size="18pt" style:font-size-asian="18pt" style:font-size-complex="11pt" style:language-asian="en" style:country-asian="US" fo:hyphenate="false"/>
    </style:style>
    <style:style style:name="Figureimagetitle" style:display-name="Figure / image title" style:family="paragraph">
      <style:paragraph-properties fo:margin-top="0.1111in" fo:margin-bottom="0.1111in"/>
      <style:text-properties fo:font-weight="bold" style:font-weight-asian="bold" fo:font-size="11pt" style:font-size-asian="11pt" style:font-size-complex="11pt" style:language-asian="en" style:country-asian="U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hirdheading" style:display-name="Third heading" style:family="paragraph">
      <style:paragraph-properties fo:margin-top="0.0833in" fo:margin-bottom="0.0277in"/>
      <style:text-properties fo:font-weight="bold" style:font-weight-asian="bold" fo:color="#455A21" fo:font-size="13pt" style:font-size-asian="13pt" style:font-size-complex="11pt" style:language-asian="en" style:country-asian="US" fo:hyphenate="false"/>
    </style:style>
    <style:style style:name="Boldtextblack" style:display-name="Bold text black" style:family="text" style:parent-style-name="DefaultParagraphFont">
      <style:text-properties fo:font-weight="bold" style:font-weight-asian="bold"/>
    </style:style>
    <style:style style:name="Italicblue" style:display-name="Italic blue" style:family="text" style:parent-style-name="DefaultParagraphFont">
      <style:text-properties fo:font-style="italic" style:font-style-asian="italic" fo:color="#002B54"/>
    </style:style>
    <style:style style:name="WW_CharLFO1LVL1" style:family="text">
      <style:text-properties style:font-name="Arial" fo:font-weight="normal" style:font-weight-asian="normal" fo:font-style="normal" style:font-style-asian="normal" style:use-window-font-color="true"/>
    </style:style>
    <style:style style:name="WW_CharLFO1LVL2" style:family="text">
      <style:text-properties style:font-name="Arial" fo:font-weight="normal" style:font-weight-asian="normal" fo:font-style="normal" style:font-style-asian="normal" style:use-window-font-color="true"/>
    </style:style>
    <style:style style:name="WW_CharLFO1LVL3" style:family="text">
      <style:text-properties style:font-name="Arial" fo:font-weight="normal" style:font-weight-asian="normal" fo:font-style="normal" style:font-style-asian="normal" style:use-window-font-color="true"/>
    </style:style>
    <style:style style:name="WW_CharLFO1LVL4" style:family="text">
      <style:text-properties style:font-name="Arial" fo:font-weight="normal" style:font-weight-asian="normal" fo:font-style="normal" style:font-style-asian="normal" style:use-window-font-color="true"/>
    </style:style>
    <text:list-style style:name="MULTILEVEL" style:display-name="MULTILEVEL">
      <text:list-level-style-number text:level="1" text:style-name="WW_CharLFO1LVL1" style:num-suffix="." style:num-list-format-name="NLF0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bullet text:level="2" text:style-name="WW_CharLFO1LVL2" text:bullet-char="•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  <style:text-properties style:font-name="Arial"/>
      </text:list-level-style-bullet>
      <text:list-level-style-number text:level="3" text:style-name="WW_CharLFO1LVL3" style:num-suffix="." style:num-list-format-name="NLF0" style:num-format="i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number>
      <text:list-level-style-bullet text:level="4" text:style-name="WW_CharLFO1LVL4" text:bullet-char="–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  <style:text-properties style:font-name="Arial"/>
      </text:list-level-style-bullet>
      <text:list-level-style-number text:level="5" style:num-prefix="(" style:num-suffix=")" style:num-list-format-name="NLF0" style:num-format="a" style:num-letter-sync="true">
        <style:list-level-properties text:space-before="0.9444in" text:min-label-width="0.2361in" text:list-level-position-and-space-mode="label-alignment">
          <style:list-level-label-alignment text:label-followed-by="listtab" fo:margin-left="1.1805in" fo:text-indent="-0.2361in"/>
        </style:list-level-properties>
      </text:list-level-style-number>
      <text:list-level-style-number text:level="6" style:num-prefix="(" style:num-suffix=")" style:num-list-format-name="NLF0" style:num-format="i">
        <style:list-level-properties text:space-before="1.1805in" text:min-label-width="0.2361in" text:list-level-position-and-space-mode="label-alignment">
          <style:list-level-label-alignment text:label-followed-by="listtab" fo:margin-left="1.4166in" fo:text-indent="-0.2361in"/>
        </style:list-level-properties>
      </text:list-level-style-number>
      <text:list-level-style-number text:level="7" style:num-suffix="." style:num-list-format-name="NLF0" style:num-format="1">
        <style:list-level-properties text:space-before="1.4166in" text:min-label-width="0.2361in" text:list-level-position-and-space-mode="label-alignment">
          <style:list-level-label-alignment text:label-followed-by="listtab" fo:margin-left="1.6527in" fo:text-indent="-0.2361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1.6527in" text:min-label-width="0.2361in" text:list-level-position-and-space-mode="label-alignment">
          <style:list-level-label-alignment text:label-followed-by="listtab" fo:margin-left="1.8888in" fo:text-indent="-0.2361in"/>
        </style:list-level-properties>
      </text:list-level-style-number>
      <text:list-level-style-number text:level="9" style:num-suffix="." style:num-list-format-name="NLF0" style:num-format="i">
        <style:list-level-properties text:space-before="1.8888in" text:min-label-width="0.2361in" text:list-level-position-and-space-mode="label-alignment">
          <style:list-level-label-alignment text:label-followed-by="listtab" fo:margin-left="2.125in" fo:text-indent="-0.2361in"/>
        </style:list-level-properties>
      </text:list-level-style-number>
    </text:list-style>
    <style:style style:name="WW_CharLFO2LVL1" style:family="text">
      <style:text-properties style:font-name="Arial" fo:font-weight="normal" style:font-weight-asian="normal" fo:font-style="normal" style:font-style-asian="normal" fo:color="#002B54"/>
    </style:style>
    <style:style style:name="WW_CharLFO2LVL2" style:family="text">
      <style:text-properties style:font-name="Arial" fo:font-weight="normal" style:font-weight-asian="normal" fo:font-style="normal" style:font-style-asian="normal" fo:color="#002B54"/>
    </style:style>
    <style:style style:name="WW_CharLFO2LVL3" style:family="text">
      <style:text-properties style:font-name="Arial" fo:font-weight="normal" style:font-weight-asian="normal" fo:font-style="normal" style:font-style-asian="normal" fo:color="#002B54"/>
    </style:style>
    <style:style style:name="WW_CharLFO2LVL4" style:family="text">
      <style:text-properties style:font-name="Arial" fo:font-weight="normal" style:font-weight-asian="normal" fo:font-style="normal" style:font-style-asian="normal" fo:color="#002B54"/>
    </style:style>
    <text:list-style style:name="MULTILEVELBLUE" style:display-name="MULTILEVEL (BLUE)">
      <text:list-level-style-number text:level="1" text:style-name="WW_CharLFO2LVL1" style:num-suffix="." style:num-list-format-name="NLF1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bullet text:level="2" text:style-name="WW_CharLFO2LVL2" text:bullet-char="•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  <style:text-properties style:font-name="Arial"/>
      </text:list-level-style-bullet>
      <text:list-level-style-number text:level="3" text:style-name="WW_CharLFO2LVL3" style:num-suffix="." style:num-list-format-name="NLF1" style:num-format="i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number>
      <text:list-level-style-bullet text:level="4" text:style-name="WW_CharLFO2LVL4" text:bullet-char="–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  <style:text-properties style:font-name="Arial"/>
      </text:list-level-style-bullet>
      <text:list-level-style-number text:level="5" style:num-suffix="." style:num-list-format-name="NLF1" style:num-format="a" style:num-letter-sync="true">
        <style:list-level-properties text:space-before="0.9444in" text:min-label-width="0.2361in" text:list-level-position-and-space-mode="label-alignment">
          <style:list-level-label-alignment text:label-followed-by="listtab" fo:margin-left="1.1805in" fo:text-indent="-0.2361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1.1805in" text:min-label-width="0.2361in" text:list-level-position-and-space-mode="label-alignment">
          <style:list-level-label-alignment text:label-followed-by="listtab" fo:margin-left="1.4166in" fo:text-indent="-0.2361in"/>
        </style:list-level-properties>
      </text:list-level-style-number>
      <text:list-level-style-number text:level="7" style:num-suffix="." style:num-list-format-name="NLF1" style:num-format="1">
        <style:list-level-properties text:space-before="1.4166in" text:min-label-width="0.2361in" text:list-level-position-and-space-mode="label-alignment">
          <style:list-level-label-alignment text:label-followed-by="listtab" fo:margin-left="1.6527in" fo:text-indent="-0.2361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1.6527in" text:min-label-width="0.2361in" text:list-level-position-and-space-mode="label-alignment">
          <style:list-level-label-alignment text:label-followed-by="listtab" fo:margin-left="1.8888in" fo:text-indent="-0.2361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1.8888in" text:min-label-width="0.2361in" text:list-level-position-and-space-mode="label-alignment">
          <style:list-level-label-alignment text:label-followed-by="listtab" fo:margin-left="2.125in" fo:text-indent="-0.2361in"/>
        </style:list-level-properties>
      </text:list-level-style-number>
    </text:list-style>
    <text:list-style style:name="MULTILEVELHEADINGS" style:display-name="MULTILEVEL HEADINGS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list-format-name="NLF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list-format-name="NLF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list-format-name="NLF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list-format-name="NLF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list-format-name="NLF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list-format-name="NLF2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list-format-name="NLF2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list-format-name="NLF2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Arial" fo:font-weight="normal" style:font-weight-asian="normal" fo:font-style="normal" style:font-style-asian="normal" style:use-window-font-color="true"/>
    </style:style>
    <text:list-style style:name="LFO4" style:display-name="LFO4">
      <text:list-level-style-number text:level="1" text:style-name="WW_CharLFO4LVL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Arial" fo:font-weight="normal" style:font-weight-asian="normal" fo:font-style="normal" style:font-style-asian="normal" fo:color="#455A21"/>
    </style:style>
    <text:list-style style:name="LFO5" style:display-name="LFO5">
      <text:list-level-style-number text:level="1" text:style-name="WW_CharLFO5LVL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style:use-window-font-color="true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8" style:display-name="LFO8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Arial" fo:color="#455A21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9" style:display-name="LFO9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8LVL1" style:family="text">
      <style:text-properties style:font-name="Arial" style:font-name-asian="Arial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8_1">
      <text:list-level-style-bullet text:level="1" text:style-name="WW_CharLFO8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31in" fo:page-height="11.693in" style:print-orientation="portrait" fo:margin-top="0.2361in" fo:margin-left="0.5118in" fo:margin-bottom="0.2361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2756in"/>
      </style:footer-style>
    </style:page-layout>
    <style:style style:name="P2" style:parent-style-name="Head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name="P3" style:parent-style-name="Normal" style:family="paragraph">
      <style:paragraph-properties fo:margin-left="-0.118in">
        <style:tab-stops/>
      </style:paragraph-properties>
    </style:style>
    <style:style style:name="P4" style:parent-style-name="Normal" style:family="paragraph">
      <style:paragraph-properties fo:text-align="justify"/>
    </style:style>
    <style:style style:name="P5" style:parent-style-name="Foot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name="P6" style:parent-style-name="Head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name="P7" style:parent-style-name="Header" style:family="paragraph">
      <style:paragraph-properties fo:text-align="center"/>
    </style:style>
    <style:style style:name="P8" style:parent-style-name="Footer" style:family="paragraph">
      <style:paragraph-properties fo:margin-left="-0.118in">
        <style:tab-stops/>
      </style:paragraph-properties>
    </style:style>
    <style:style style:name="P9" style:parent-style-name="Footer" style:family="paragraph">
      <style:paragraph-properties fo:text-align="center">
        <style:tab-stops>
          <style:tab-stop style:type="right" style:position="7.2395in"/>
        </style:tab-stops>
      </style:paragraph-properties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><text:tab/></text:p>
      </style:header>
      <style:footer>
        <text:p text:style-name="P3"><draw:frame draw:z-index="251660288" draw:style-name="a0" draw:name="Picture 1" text:anchor-type="paragraph" svg:x="-0.19852in" svg:y="-0.46719in" svg:width="11.5753in" svg:height="0.85849in" style:rel-width="scale" style:rel-height="scale"><draw:image xlink:href="media/image1.jpeg" xlink:type="simple" xlink:show="embed" xlink:actuate="onLoad"/><svg:title/><svg:desc>word footer second page green.jpg</svg:desc></draw:frame><draw:frame draw:z-index="251659264" draw:id="id0" draw:style-name="a1" draw:name="Text Box 5" text:anchor-type="paragraph" svg:x="-0.13472in" svg:y="-0.03958in" svg:width="4.55903in" svg:height="0.27917in" style:rel-width="scale" style:rel-height="scale"><draw:text-box><text:p text:style-name="P4">www.gov.uk/environment-agency</text:p><text:p text:style-name="Normal"/></draw:text-box><svg:title/><svg:desc/></draw:frame></text:p>
        <text:p text:style-name="P5"><text:tab/><text:s/><text:page-number text:fixed="false">2</text:page-number><text:s/>of<text:s/><text:page-count>2</text:page-count></text:p>
      </style:footer>
      <style:header-first>
        <text:p text:style-name="P6"><text:tab/></text:p>
        <text:p text:style-name="P7"/>
        <text:p text:style-name="Header"><draw:frame draw:z-index="251663360" draw:style-name="a2" draw:name="Picture 1" text:anchor-type="paragraph" svg:x="-0.11458in" svg:y="1.42847in" svg:width="11.42014in" svg:height="0.40208in" style:rel-width="scale" style:rel-height="scale"><draw:image xlink:href="media/image2.jpeg" xlink:type="simple" xlink:show="embed" xlink:actuate="onLoad"/><svg:title/><svg:desc>FS_Top_Bar_Green.jpg</svg:desc></draw:frame><draw:frame draw:z-index="251662336" draw:style-name="a3" draw:name="Picture 0" text:anchor-type="paragraph" svg:x="4.82014in" svg:y="0.42847in" svg:width="2.49375in" svg:height="0.68819in" style:rel-width="scale" style:rel-height="scale"><draw:image xlink:href="media/image3.jpeg" xlink:type="simple" xlink:show="embed" xlink:actuate="onLoad"/><svg:title/><svg:desc>EA_logo_Green.jpg</svg:desc></draw:frame></text:p>
      </style:header-first>
      <style:footer-first>
        <text:p text:style-name="P8"><draw:frame draw:z-index="251667456" draw:style-name="a4" draw:name="Picture 1" text:anchor-type="paragraph" svg:x="-0.00139in" svg:y="10.95833in" svg:width="11.41667in" svg:height="0.23958in" style:rel-width="scale" style:rel-height="scale"><draw:image xlink:href="media/image2.jpeg" xlink:type="simple" xlink:show="embed" xlink:actuate="onLoad"/><svg:title/><svg:desc>FS_Top_Bar_Green.jpg</svg:desc></draw:frame><draw:frame draw:z-index="251665408" draw:id="id1" draw:style-name="a5" draw:name="Text Box 2" text:anchor-type="paragraph" svg:x="-0.07431in" svg:y="-0.01042in" svg:width="4.92639in" svg:height="0.32292in" style:rel-width="scale" style:rel-height="scale"><draw:text-box><text:p text:style-name="Normal">www.gov.uk/environment-agency</text:p></draw:text-box><svg:title/><svg:desc/></draw:frame><draw:frame draw:z-index="251666432" draw:style-name="a6" draw:name="Picture 3" text:anchor-type="paragraph" svg:x="0in" svg:y="-1.96707in" svg:width="2.35694in" svg:height="2.22917in" style:rel-width="scale" style:rel-height="scale"><draw:image xlink:href="media/image4.png" xlink:type="simple" xlink:show="embed" xlink:actuate="onLoad"/><svg:title/><svg:desc>FS_Footer_logo_Green.png</svg:desc></draw:frame></text:p>
        <text:p text:style-name="P9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/>
    <dc:creator/>
    <meta:creation-date>2025-07-04T14:45:00Z</meta:creation-date>
    <dc:date>2025-07-04T14:45:00Z</dc:date>
    <meta:template xlink:href="Normal.dotm" xlink:type="simple"/>
    <meta:editing-cycles>1</meta:editing-cycles>
    <meta:editing-duration>PT0S</meta:editing-duration>
    <meta:document-statistic meta:page-count="2" meta:paragraph-count="4" meta:word-count="302" meta:character-count="2021" meta:row-count="14" meta:non-whitespace-character-count="1723"/>
  </office:meta>
</office:document-meta>
</file>